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92cm" style:rel-column-width="20398*"/>
    </style:style>
    <style:style style:name="Table2.B" style:family="table-column">
      <style:table-column-properties style:column-width="4.918cm" style:rel-column-width="18957*"/>
    </style:style>
    <style:style style:name="Table2.C" style:family="table-column">
      <style:table-column-properties style:column-width="6.791cm" style:rel-column-width="2618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officeooo:rsid="000b3ba8" officeooo:paragraph-rsid="000b3ba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dbfe4" officeooo:paragraph-rsid="000dbfe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e0e1b" officeooo:paragraph-rsid="001e0e1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0a27c" officeooo:paragraph-rsid="0010a27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fd107" officeooo:paragraph-rsid="001fd10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46e065" officeooo:paragraph-rsid="0046e065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4pt" fo:font-weight="normal" officeooo:rsid="000b3ba8" officeooo:paragraph-rsid="000b3ba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dbfe4" officeooo:paragraph-rsid="000dbfe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fd107" officeooo:paragraph-rsid="001fd10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e232a" officeooo:paragraph-rsid="002e232a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3fe1af" officeooo:paragraph-rsid="003fe1a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43a180" officeooo:paragraph-rsid="0043a18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46e065" officeooo:paragraph-rsid="0046e06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499751" officeooo:paragraph-rsid="00499751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dbfe4" officeooo:paragraph-rsid="000dbfe4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0a27c" officeooo:paragraph-rsid="0010a27c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e0e1b" officeooo:paragraph-rsid="001e0e1b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fd107" officeooo:paragraph-rsid="001fd107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fd107" officeooo:paragraph-rsid="002bcdfb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40117" officeooo:paragraph-rsid="00240117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46383" officeooo:paragraph-rsid="00246383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4c139a" officeooo:paragraph-rsid="004c139a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officeooo:rsid="00143d39" officeooo:paragraph-rsid="00143d39" style:font-size-asian="12.25pt" style:font-size-complex="14pt"/>
    </style:style>
    <style:style style:name="P25" style:family="paragraph" style:parent-style-name="Standard">
      <style:text-properties fo:font-size="14pt" officeooo:rsid="00143d39" officeooo:paragraph-rsid="00353fff" style:font-size-asian="12.25pt" style:font-size-complex="14pt"/>
    </style:style>
    <style:style style:name="P26" style:family="paragraph" style:parent-style-name="Table_20_Contents">
      <style:text-properties fo:font-size="14pt" style:font-size-asian="12.25pt" style:font-size-complex="14pt"/>
    </style:style>
    <style:style style:name="P27" style:family="paragraph" style:parent-style-name="Table_20_Contents">
      <style:text-properties fo:font-size="14pt" officeooo:rsid="0010a27c" officeooo:paragraph-rsid="0010a27c" style:font-size-asian="12.25pt" style:font-size-complex="14pt"/>
    </style:style>
    <style:style style:name="P28" style:family="paragraph" style:parent-style-name="Table_20_Contents">
      <style:text-properties fo:font-size="14pt" officeooo:rsid="0033b283" officeooo:paragraph-rsid="0033b283" style:font-size-asian="12.25pt" style:font-size-complex="14pt"/>
    </style:style>
    <style:style style:name="P29" style:family="paragraph" style:parent-style-name="Standard">
      <style:text-properties fo:font-size="14pt" officeooo:rsid="00353fff" officeooo:paragraph-rsid="00353fff" style:font-size-asian="12.25pt" style:font-size-complex="14pt"/>
    </style:style>
    <style:style style:name="P30" style:family="paragraph" style:parent-style-name="Table_20_Contents">
      <style:text-properties fo:font-size="14pt" officeooo:rsid="00353fff" officeooo:paragraph-rsid="00353fff" style:font-size-asian="12.25pt" style:font-size-complex="14pt"/>
    </style:style>
    <style:style style:name="P31" style:family="paragraph" style:parent-style-name="Table_20_Contents">
      <style:text-properties fo:font-size="14pt" officeooo:rsid="003792d8" officeooo:paragraph-rsid="003792d8" style:font-size-asian="12.25pt" style:font-size-complex="14pt"/>
    </style:style>
    <style:style style:name="P32" style:family="paragraph" style:parent-style-name="Standard">
      <style:text-properties fo:color="#000000" loext:opacity="100%" style:font-name="Liberation Serif" fo:font-size="14pt" fo:font-weight="normal" officeooo:rsid="00143d39" officeooo:paragraph-rsid="00143d39" fo:background-color="#ffffff" style:font-size-asian="14pt" style:font-size-complex="14pt"/>
    </style:style>
    <style:style style:name="P33" style:family="paragraph" style:parent-style-name="Standard">
      <style:text-properties fo:color="#000000" loext:opacity="100%" style:font-name="Liberation Serif" fo:font-size="14pt" fo:font-weight="normal" officeooo:rsid="00353fff" officeooo:paragraph-rsid="00353fff" fo:background-color="#ffffff" style:font-size-asian="14pt" style:font-size-complex="14pt"/>
    </style:style>
    <style:style style:name="P34" style:family="paragraph" style:parent-style-name="Standard">
      <style:text-properties fo:color="#000000" loext:opacity="100%" style:font-name="Liberation Serif" fo:font-size="14pt" fo:font-weight="normal" officeooo:rsid="00363e14" officeooo:paragraph-rsid="00363e14" fo:background-color="#ffffff" style:font-size-asian="14pt" style:font-size-complex="14pt"/>
    </style:style>
    <style:style style:name="P35" style:family="paragraph" style:parent-style-name="Standard">
      <style:text-properties fo:color="#000000" loext:opacity="100%" style:font-name="Droid Sans Mono" fo:font-size="10.5pt" fo:font-weight="normal" officeooo:rsid="00240117" officeooo:paragraph-rsid="00240117" fo:background-color="#ffffff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color="#000000" loext:opacity="100%" style:font-name="Droid Sans Mono" fo:font-size="10.5pt" fo:font-weight="normal" officeooo:rsid="00240117" officeooo:paragraph-rsid="002fc050" fo:background-color="#ffffff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style:font-name="Droid Sans Mono" fo:font-size="10.5pt" fo:font-weight="normal" officeooo:paragraph-rsid="00240117" fo:background-color="#ffffff"/>
    </style:style>
    <style:style style:name="P3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9" style:family="paragraph" style:parent-style-name="Standard">
      <style:text-properties style:font-name="Liberation Serif" fo:font-size="16pt" fo:font-weight="bold" officeooo:rsid="00240117" officeooo:paragraph-rsid="00240117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line-height-at-least="0.503cm"/>
    </style:style>
    <style:style style:name="P41" style:family="paragraph" style:parent-style-name="Standard">
      <style:text-properties fo:font-size="15pt" fo:font-weight="bold" officeooo:rsid="001fd107" officeooo:paragraph-rsid="001fd107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3fe1af" officeooo:paragraph-rsid="003fe1af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8pt" fo:font-weight="bold" officeooo:rsid="001fd107" officeooo:paragraph-rsid="001fd107" style:font-size-asian="18pt" style:font-weight-asian="bold" style:font-size-complex="18pt" style:font-weight-complex="bold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2fc050"/>
    </style:style>
    <style:style style:name="T3" style:family="text">
      <style:text-properties fo:color="#098658" loext:opacity="100%"/>
    </style:style>
    <style:style style:name="T4" style:family="text">
      <style:text-properties fo:color="#098658" loext:opacity="100%" officeooo:rsid="002fc050"/>
    </style:style>
    <style:style style:name="T5" style:family="text">
      <style:text-properties fo:color="#098658" loext:opacity="100%" officeooo:rsid="003aa0c1"/>
    </style:style>
    <style:style style:name="T6" style:family="text">
      <style:text-properties fo:font-size="16pt" fo:font-weight="bold" officeooo:rsid="00282568" style:font-size-asian="16pt" style:font-weight-asian="bold" style:font-size-complex="16pt" style:font-weight-complex="bold"/>
    </style:style>
    <style:style style:name="T7" style:family="text">
      <style:text-properties officeooo:rsid="002bcdfb"/>
    </style:style>
    <style:style style:name="T8" style:family="text">
      <style:text-properties officeooo:rsid="002d00e8"/>
    </style:style>
    <style:style style:name="T9" style:family="text">
      <style:text-properties officeooo:rsid="002e232a"/>
    </style:style>
    <style:style style:name="T10" style:family="text">
      <style:text-properties officeooo:rsid="002fc050"/>
    </style:style>
    <style:style style:name="T11" style:family="text">
      <style:text-properties fo:color="#8a1bff" loext:opacity="100%"/>
    </style:style>
    <style:style style:name="T12" style:family="text">
      <style:text-properties fo:color="#2b91af" loext:opacity="100%"/>
    </style:style>
    <style:style style:name="T13" style:family="text">
      <style:text-properties officeooo:rsid="003197a3"/>
    </style:style>
    <style:style style:name="T14" style:family="text">
      <style:text-properties officeooo:rsid="00353fff"/>
    </style:style>
    <style:style style:name="T15" style:family="text">
      <style:text-properties officeooo:rsid="00363e14"/>
    </style:style>
    <style:style style:name="T16" style:family="text">
      <style:text-properties officeooo:rsid="0038c9dd"/>
    </style:style>
    <style:style style:name="T17" style:family="text">
      <style:text-properties officeooo:rsid="003b2836"/>
    </style:style>
    <style:style style:name="T18" style:family="text">
      <style:text-properties officeooo:rsid="003c729e"/>
    </style:style>
    <style:style style:name="T19" style:family="text">
      <style:text-properties officeooo:rsid="003dfb92"/>
    </style:style>
    <style:style style:name="T20" style:family="text">
      <style:text-properties officeooo:rsid="003fe1af"/>
    </style:style>
    <style:style style:name="T21" style:family="text">
      <style:text-properties officeooo:rsid="0045f8dc"/>
    </style:style>
    <style:style style:name="T22" style:family="text">
      <style:text-properties officeooo:rsid="0047b01b"/>
    </style:style>
    <style:style style:name="T23" style:family="text">
      <style:text-properties officeooo:rsid="00499751"/>
    </style:style>
    <style:style style:name="T24" style:family="text">
      <style:text-properties officeooo:rsid="004a1df3"/>
    </style:style>
    <style:style style:name="T25" style:family="text">
      <style:text-properties officeooo:rsid="004c1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ловие задачи:</text:p>
      <text:p text:style-name="P2"/>
      <text:p text:style-name="P8">Создать программу работы со стеком, выполняющую операции добавления,</text:p>
      <text:p text:style-name="P8">удаления элементов и вывод текущего состояния стека. Реализовать стек:</text:p>
      <text:p text:style-name="P8">а) статическим массивом (дополнительно можно реализовать динамическим</text:p>
      <text:p text:style-name="P8">массивом); б) списком. Все стандартные операции со стеком должны быть</text:p>
      <text:p text:style-name="P8">оформлены подпрограммами. При реализации стека списком в вывод текущего</text:p>
      <text:p text:style-name="P8">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 Элементами стека являются слова. Распечатайте слова в обратном порядке, каждое слово в перевернутом виде.</text:p>
      <text:p text:style-name="P8"/>
      <text:p text:style-name="P2">Техническое задание:</text:p>
      <text:p text:style-name="P2"/>
      <text:p text:style-name="P8">1. <text:span text:style-name="T8">Программа обрабатывает слова (под словами подразумеваются любая комбинация символов, без пробельных символов, длиной до 20 символов).</text:span></text:p>
      <text:p text:style-name="P8">2. <text:span text:style-name="T8">Максимальная длина стека – 100</text:span><text:span text:style-name="T16">0</text:span><text:span text:style-name="T8"> записей</text:span>.</text:p>
      <text:p text:style-name="P11">3. Операции со стеком производятся <text:span text:style-name="T21">при</text:span> вызове команд по их номерам.</text:p>
      <text:p text:style-name="P11"/>
      <text:p text:style-name="P7">Аварийные ситуации:</text:p>
      <text:p text:style-name="P11"/>
      <text:p text:style-name="P14">1. При вводе пустой строки программа будет заканчиваться с ошибкой – введена пустая строка.</text:p>
      <text:p text:style-name="P14">2. При попытке удаления из пустого стека программа будет заканчиваться с ошибкой – невозможно удаление из пустого стека.</text:p>
      <text:p text:style-name="P14">3. При попытке <text:span text:style-name="T22">ввода неправилььного номера действия программа будет заканчиваться с ошибкой – неправильно введен номер действия.</text:span></text:p>
      <text:p text:style-name="P9"/>
      <text:p text:style-name="P3">Алгоритм:</text:p>
      <text:p text:style-name="P3"/>
      <text:p text:style-name="P16">1. Программа выводит краткую информацию по тому, как она работает.</text:p>
      <text:p text:style-name="P16">2. Пользователю предлагается выбрать <text:span text:style-name="T9">действие, которое будет совершено над стеком.</text:span></text:p>
      <text:p text:style-name="P16">3. <text:span text:style-name="T9">Программа выполняет команду и предлагает ввести новый номер команды</text:span>.</text:p>
      <text:p text:style-name="P16">4. <text:span text:style-name="T9">Для завершения команды вводится 0.</text:span></text:p>
      <text:p text:style-name="P21"/>
      <text:p text:style-name="P39"/>
      <text:p text:style-name="P39"/>
      <text:p text:style-name="P39"/>
      <text:p text:style-name="P39"/>
      <text:p text:style-name="P39"/>
      <text:p text:style-name="P39"><text:soft-page-break/>Типы данных:</text:p>
      <text:p text:style-name="P21"/>
      <text:p text:style-name="P21">В программе используются <text:span text:style-name="T10">2</text:span> структуры:</text:p>
      <text:p text:style-name="P21"/>
      <text:p text:style-name="P35"><text:span text:style-name="T1">MAX_LEN <text:s/>= </text:span><text:span text:style-name="T3">100</text:span><text:span text:style-name="T5">0</text:span></text:p>
      <text:p text:style-name="P36"><text:span text:style-name="T2">WORD_LEN</text:span><text:span text:style-name="T1"> <text:s/>= </text:span><text:span text:style-name="T4">2</text:span><text:span text:style-name="T3">0</text:span></text:p>
      <text:p text:style-name="P21"/>
      <text:p text:style-name="P21"/>
      <text:p text:style-name="P37"><text:span text:style-name="T1">typedef</text:span> <text:span text:style-name="T1">struct</text:span> </text:p>
      <text:p text:style-name="P38">{</text:p>
      <text:p text:style-name="P38"><text:span text:style-name="T1">char</text:span> words[<text:span text:style-name="T11">MAX_LEN</text:span>][<text:span text:style-name="T11">WORD_LEN</text:span>];</text:p>
      <text:p text:style-name="P38"><text:span text:style-name="T1">int</text:span> num;</text:p>
      <text:p text:style-name="P38">} <text:span text:style-name="T12">mas</text:span>;</text:p>
      <text:p text:style-name="P40"/>
      <text:p text:style-name="P38"><text:span text:style-name="T1">typedef</text:span> <text:span text:style-name="T1">struct</text:span> <text:span text:style-name="T12">li</text:span> </text:p>
      <text:p text:style-name="P38">{</text:p>
      <text:p text:style-name="P38"><text:span text:style-name="T1">char</text:span> word[<text:span text:style-name="T11">WORD_LEN</text:span>];</text:p>
      <text:p text:style-name="P38"><text:span text:style-name="T1">struct</text:span> <text:span text:style-name="T12">li</text:span> *next; </text:p>
      <text:p text:style-name="P38">} <text:span text:style-name="T12">list</text:span>;</text:p>
      <text:p text:style-name="P21"/>
      <text:p text:style-name="P22">Пе<text:span text:style-name="T13">рв</text:span>ая структура описывает <text:span text:style-name="T13">форму записи стека в виде статического массива</text:span>, вторая – <text:span text:style-name="T13">в виде одно</text:span><text:span text:style-name="T24">связ</text:span><text:span text:style-name="T13">ного списка</text:span>.</text:p>
      <text:p text:style-name="P5"/>
      <text:p text:style-name="P5"/>
      <text:p text:style-name="P5">Тесты:</text:p>
      <text:p text:style-name="P1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Входные данные</text:p>
          </table:table-cell>
          <table:table-cell table:style-name="Table1.A1" office:value-type="string">
            <text:p text:style-name="P27">Выход программы</text:p>
          </table:table-cell>
          <table:table-cell table:style-name="Table1.C1" office:value-type="string">
            <text:p text:style-name="P27">Код возврата</text:p>
          </table:table-cell>
        </table:table-row>
        <table:table-row>
          <table:table-cell table:style-name="Table1.A2" office:value-type="string">
            <text:p text:style-name="P28">Удаление из пустого стека-массива</text:p>
          </table:table-cell>
          <table:table-cell table:style-name="Table1.A2" office:value-type="string">
            <text:p text:style-name="P24">Ошибка!</text:p>
            <text:p text:style-name="P32">Не<text:span text:style-name="T14">т элементов для удаления</text:span>.</text:p>
          </table:table-cell>
          <table:table-cell table:style-name="Table1.C2" office:value-type="string">
            <text:p text:style-name="P28">3</text:p>
          </table:table-cell>
        </table:table-row>
        <table:table-row>
          <table:table-cell table:style-name="Table1.A2" office:value-type="string">
            <text:p text:style-name="P28">Удаление из пустого стека-списка</text:p>
          </table:table-cell>
          <table:table-cell table:style-name="Table1.A2" office:value-type="string">
            <text:p text:style-name="P24">Ошибка!</text:p>
            <text:p text:style-name="P24"><text:span text:style-name="T14">Нет элементов для удаления</text:span>.</text:p>
          </table:table-cell>
          <table:table-cell table:style-name="Table1.C2" office:value-type="string">
            <text:p text:style-name="P28">3</text:p>
          </table:table-cell>
        </table:table-row>
        <table:table-row>
          <table:table-cell table:style-name="Table1.A2" office:value-type="string">
            <text:p text:style-name="P28">Попытка переполнения стека-массива</text:p>
          </table:table-cell>
          <table:table-cell table:style-name="Table1.A2" office:value-type="string">
            <text:p text:style-name="P24">Ошибка!</text:p>
            <text:p text:style-name="P24"><text:span text:style-name="T14">Переполнение стека</text:span>.</text:p>
          </table:table-cell>
          <table:table-cell table:style-name="Table1.C2" office:value-type="string">
            <text:p text:style-name="P28">5</text:p>
          </table:table-cell>
        </table:table-row>
        <table:table-row>
          <table:table-cell table:style-name="Table1.A2" office:value-type="string">
            <text:p text:style-name="P28">Попытка переполнения стека-списка</text:p>
          </table:table-cell>
          <table:table-cell table:style-name="Table1.A2" office:value-type="string">
            <text:p text:style-name="P24">Ошибка!</text:p>
            <text:p text:style-name="P32"><text:span text:style-name="T14">Переполнение стека</text:span>.</text:p>
          </table:table-cell>
          <table:table-cell table:style-name="Table1.C2" office:value-type="string">
            <text:p text:style-name="P28">5</text:p>
          </table:table-cell>
        </table:table-row>
        <table:table-row>
          <table:table-cell table:style-name="Table1.A2" office:value-type="string">
            <text:p text:style-name="P28">Попытка ввода пустого слова</text:p>
          </table:table-cell>
          <table:table-cell table:style-name="Table1.A2" office:value-type="string">
            <text:p text:style-name="P25">Ошибка!</text:p>
            <text:p text:style-name="P29">Пустой ввод.</text:p>
          </table:table-cell>
          <table:table-cell table:style-name="Table1.C2" office:value-type="string">
            <text:p text:style-name="P28">6</text:p>
          </table:table-cell>
        </table:table-row>
        <table:table-row>
          <table:table-cell table:style-name="Table1.A2" office:value-type="string">
            <text:p text:style-name="P30">Попытка ввода некорректного слова</text:p>
          </table:table-cell>
          <table:table-cell table:style-name="Table1.A2" office:value-type="string">
            <text:p text:style-name="P25">Ошибка!</text:p>
            <text:p text:style-name="P29">Неправильно введено слово.</text:p>
          </table:table-cell>
          <table:table-cell table:style-name="Table1.C2" office:value-type="string">
            <text:p text:style-name="P30">1</text:p>
          </table:table-cell>
        </table:table-row>
        <text:soft-page-break/>
        <table:table-row>
          <table:table-cell table:style-name="Table1.A2" office:value-type="string">
            <text:p text:style-name="P30">Ошибка выделения памяти</text:p>
          </table:table-cell>
          <table:table-cell table:style-name="Table1.A2" office:value-type="string">
            <text:p text:style-name="P25">Ошибка!</text:p>
            <text:p text:style-name="P29">Невозможно выделить память.</text:p>
          </table:table-cell>
          <table:table-cell table:style-name="Table1.C2" office:value-type="string">
            <text:p text:style-name="P30">4</text:p>
          </table:table-cell>
        </table:table-row>
        <table:table-row>
          <table:table-cell table:style-name="Table1.A2" office:value-type="string">
            <text:p text:style-name="P30">Попытка ввода неправильного номера действия</text:p>
          </table:table-cell>
          <table:table-cell table:style-name="Table1.A2" office:value-type="string">
            <text:p text:style-name="P25">Ошибка!</text:p>
            <text:p text:style-name="P29">Неправильно введен номер действия.</text:p>
          </table:table-cell>
          <table:table-cell table:style-name="Table1.C2" office:value-type="string">
            <text:p text:style-name="P30">2</text:p>
          </table:table-cell>
        </table:table-row>
        <table:table-row>
          <table:table-cell table:style-name="Table1.A2" office:value-type="string">
            <text:p text:style-name="P28">Добавляем в стек-массив 4 записи, удаляем 2, выводим новый стек.</text:p>
          </table:table-cell>
          <table:table-cell table:style-name="Table1.A2" office:value-type="string">
            <text:p text:style-name="P33">Первые два элемента, добавенн<text:span text:style-name="T15">ые в стек в обратном порядке.</text:span></text:p>
            <text:p text:style-name="P33"/>
          </table:table-cell>
          <table:table-cell table:style-name="Table1.C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28">Добавляем в стек-список 6 записей, удаляем 2, выводим новый стек.</text:p>
          </table:table-cell>
          <table:table-cell table:style-name="Table1.A2" office:value-type="string">
            <text:p text:style-name="P34">Первые 4 элемента введенных в стек, в обратном порядке</text:p>
          </table:table-cell>
          <table:table-cell table:style-name="Table1.C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28">Добавляем в стек-список 5 записей, удаляем все записи, выводим массив адресов удаленных элементов.</text:p>
          </table:table-cell>
          <table:table-cell table:style-name="Table1.A2" office:value-type="string">
            <text:p text:style-name="P34">5 адресов удаленных из стека элементов</text:p>
          </table:table-cell>
          <table:table-cell table:style-name="Table1.C2" office:value-type="string">
            <text:p text:style-name="P28">0</text:p>
          </table:table-cell>
        </table:table-row>
      </table:table>
      <text:p text:style-name="P17"/>
      <text:p text:style-name="P4"/>
      <text:p text:style-name="P4">Результаты замеров времени и памяти:</text:p>
      <text:p text:style-name="P18"/>
      <text:p text:style-name="P18">Замеряем <text:span text:style-name="T16">заполнение стеков на 1000 элементов, </text:span><text:span text:style-name="T17">вывод стеков на 1000 записей и удаление 1000 записей.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Производимое действие</text:p>
          </table:table-cell>
          <table:table-cell table:style-name="Table2.A1" office:value-type="string">
            <text:p text:style-name="P31">Стек на массиве</text:p>
          </table:table-cell>
          <table:table-cell table:style-name="Table2.C1" office:value-type="string">
            <text:p text:style-name="P31">Стек на списке</text:p>
          </table:table-cell>
        </table:table-row>
        <table:table-row>
          <table:table-cell table:style-name="Table2.A2" office:value-type="string">
            <text:p text:style-name="P31"><text:span text:style-name="T18">Удаление</text:span> элемента</text:p>
          </table:table-cell>
          <table:table-cell table:style-name="Table2.A2" office:value-type="string">
            <text:p text:style-name="P26">0.000451</text:p>
          </table:table-cell>
          <table:table-cell table:style-name="Table2.C2" office:value-type="string">
            <text:p text:style-name="P26">0.000770</text:p>
          </table:table-cell>
        </table:table-row>
        <table:table-row>
          <table:table-cell table:style-name="Table2.A2" office:value-type="string">
            <text:p text:style-name="P31"><text:span text:style-name="T18">Доб</text:span>аление элемента</text:p>
          </table:table-cell>
          <table:table-cell table:style-name="Table2.A2" office:value-type="string">
            <text:p text:style-name="P26">0.000833</text:p>
          </table:table-cell>
          <table:table-cell table:style-name="Table2.C2" office:value-type="string">
            <text:p text:style-name="P26">0.001328</text:p>
          </table:table-cell>
        </table:table-row>
        <table:table-row>
          <table:table-cell table:style-name="Table2.A2" office:value-type="string">
            <text:p text:style-name="P31">Вывод стека</text:p>
          </table:table-cell>
          <table:table-cell table:style-name="Table2.A2" office:value-type="string">
            <text:p text:style-name="P26">0.002694</text:p>
          </table:table-cell>
          <table:table-cell table:style-name="Table2.C2" office:value-type="string">
            <text:p text:style-name="P26">0.003523</text:p>
          </table:table-cell>
        </table:table-row>
      </table:table>
      <text:p text:style-name="P19"/>
      <text:p text:style-name="P23">Память, выделенная на стек - 32000 байт, на стек-массив 20000 байт.</text:p>
      <text:p text:style-name="P23"/>
      <text:p text:style-name="P20"><text:span text:style-name="T6">Вывод:</text:span> </text:p>
      <text:p text:style-name="P20"><text:span text:style-name="T7">И</text:span>з результатов <text:span text:style-name="T16">замерного эксперимента видно что </text:span><text:span text:style-name="T19">работа со стеком на основе списка намного дольше, </text:span><text:span text:style-name="T20">чем работа со стеком на основе статического массива, </text:span><text:span text:style-name="T19">потому что нам постоянно приходится обращаться к элементу по его месту в памяти и копировать один элемент в другой. </text:span><text:span text:style-name="T20">Очевидно, что если будет выделятся много лишней памяти под массив для стека, эта память не будет использоваться, но будет затрачена, так что, в смысле экономии затраченной </text:span><text:soft-page-break/><text:span text:style-name="T20">памяти, стек на списке лучше. </text:span><text:span text:style-name="T25">Но в случае, если количество элементов в стеке известно заранее, мы можем выделить удобный нам по размерам массив, не выделяя лишнюю память.</text:span></text:p>
      <text:p text:style-name="P20"/>
      <text:p text:style-name="P20"/>
      <text:p text:style-name="P43">Контрольные вопросы:</text:p>
      <text:p text:style-name="P6"/>
      <text:p text:style-name="P42">Что такое стек?</text:p>
      <text:p text:style-name="P10"><text:span text:style-name="T20">Стек это - </text:span>абстрактный тип данных, представляющий собой список элементов, организованных по принципу last in — first out.</text:p>
      <text:p text:style-name="P10"/>
      <text:p text:style-name="P41">Каким образом и сколько памяти выделяется под хранение стека при</text:p>
      <text:p text:style-name="P41">различной его реализации?</text:p>
      <text:p text:style-name="P41"/>
      <text:p text:style-name="P12">Если мы реализуем стек на статическом массиве, он занимает память этого массива, если стек реализуется на основе одно<text:span text:style-name="T24">связ</text:span>ного списка, он занимает память, зависящую от количества элементов в нем.</text:p>
      <text:p text:style-name="P12"/>
      <text:p text:style-name="P42">Каким образом освобождается память при удалении элемента стека при различной реализации стека?</text:p>
      <text:p text:style-name="P12"><text:s/></text:p>
      <text:p text:style-name="P12">При удалении элемента стека из стека-массива мы просто меняем переменную отвечающую за количество элементов стека, при удалении же элемента из стека-списка мы очищаем целую структуру.</text:p>
      <text:p text:style-name="P12"/>
      <text:p text:style-name="P42">Что происходит с элементами стека при его просмотре?</text:p>
      <text:p text:style-name="P12"/>
      <text:p text:style-name="P13">Элементы стека при просмотре выводятся в обратном порядке, с конца в начало. <text:span text:style-name="T23">При этом стек очищается.</text:span></text:p>
      <text:p text:style-name="P10"/>
      <text:p text:style-name="P41">Каким образом эффективнее реализовывать стек? От чего это зависит?</text:p>
      <text:p text:style-name="P10"/>
      <text:p text:style-name="P15">Если количество элементов заранее известно намного удобнее использовать стек-массив, потому что мы не будем задействовать лишнюю память и все действия будут происходить быстрее. Если же количество элементов <text:s/>не известно, удобнее использовать стек-список, чтобы не трогать лишнюю память.</text:p>
      <text:p text:style-name="P10"/>
      <text:p text:style-name="P10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1:19:56.672359526</meta:creation-date>
    <dc:date>2023-11-12T12:47:07.334628496</dc:date>
    <meta:editing-duration>P1DT4H27M56S</meta:editing-duration>
    <meta:editing-cycles>51</meta:editing-cycles>
    <meta:generator>LibreOffice/7.3.7.2$Linux_X86_64 LibreOffice_project/30$Build-2</meta:generator>
    <meta:document-statistic meta:table-count="2" meta:image-count="0" meta:object-count="0" meta:page-count="4" meta:paragraph-count="111" meta:word-count="705" meta:character-count="4961" meta:non-whitespace-character-count="4352"/>
  </office:meta>
</office:document-meta>
</file>